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2" style:family="graphic" style:parent-style-name="standard">
      <style:graphic-properties draw:fill="none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0pt" style:font-size-asian="10pt" style:font-size-complex="10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text-shadow="none" style:font-size-asian="10pt" style:font-size-complex="10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omyślnie">
        <draw:custom-shape draw:style-name="gr1" draw:text-style-name="P2" draw:layer="layout" svg:width="3.8cm" svg:height="2.5cm" svg:x="7.1cm" svg:y="1.7cm">
          <text:p text:style-name="P1"><text:span text:style-name="T1">DATA REQUEST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1" draw:id="id1" draw:layer="layout" svg:width="3.6cm" svg:height="1.6cm" svg:x="7.2cm" svg:y="2.5cm">
          <text:p text:style-name="P1"><text:span text:style-name="T2">MCU will send a signal</text:span></text:p>
          <text:p text:style-name="P1"><text:span text:style-name="T2">to the CMC requesting</text:span></text:p>
          <text:p text:style-name="P1"><text:span text:style-name="T2">orders to save in RAM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" draw:id="id2" draw:layer="layout" svg:width="3.8cm" svg:height="2.5cm" svg:x="7.1cm" svg:y="4.9cm">
          <text:p text:style-name="P1"><text:span text:style-name="T1">RECEIVE DATA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xml:id="id3" draw:id="id3" draw:layer="layout" svg:width="3.6cm" svg:height="1.6cm" svg:x="7.2cm" svg:y="5.7cm">
          <text:p text:style-name="P1"><text:span text:style-name="T2">MCU receives and <text:s text:c="5"/></text:span></text:p>
          <text:p text:style-name="P4"><text:span text:style-name="T3">stores</text:span><text:span text:style-name="T2"> ORDERS sent</text:span></text:p>
          <text:p text:style-name="P4"><text:span text:style-name="T2">By MCU. 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" draw:id="id4" draw:layer="layout" svg:width="3.8cm" svg:height="2.5cm" svg:x="7.1cm" svg:y="8.1cm">
          <text:p text:style-name="P1"><text:span text:style-name="T1">DATA STORAG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5" xml:id="id5" draw:id="id5" draw:layer="layout" svg:width="3.6cm" svg:height="1.6cm" svg:x="7.2cm" svg:y="8.9cm">
          <text:p text:style-name="P4"><text:span text:style-name="T2">System will store a </text:span></text:p>
          <text:p text:style-name="P4"><text:span text:style-name="T2">maximum of 20 orders</text:span></text:p>
          <text:p text:style-name="P4"><text:span text:style-name="T2">in the RAM memory.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6.2cm" svg:height="3.821cm" svg:x="5.9cm" svg:y="14.479cm">
          <text:p text:style-name="P1"><text:span text:style-name="T4"/></text:p>
          <text:p text:style-name="P1"><text:span text:style-name="T4"/></text:p>
          <text:p text:style-name="P1"><text:span text:style-name="T4"><text:s/></text:span><text:span text:style-name="T4">SET END?</text:span></text:p>
          <text:p text:style-name="P1"><text:span text:style-name="T2">Depending of the value of the </text:span></text:p>
          <text:p text:style-name="P1"><text:span text:style-name="T2">8th byt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0" draw:id="id10" draw:layer="layout" svg:width="6.2cm" svg:height="3.821cm" svg:x="5.9cm" svg:y="22.179cm">
          <text:p text:style-name="P1"><text:span text:style-name="T4"/></text:p>
          <text:p text:style-name="P1"><text:span text:style-name="T4"/></text:p>
          <text:p text:style-name="P1"><text:span text:style-name="T4"><text:s/></text:span><text:span text:style-name="T4">EXEC <text:s/>END?</text:span></text:p>
          <text:p text:style-name="P1"><text:span text:style-name="T2">Depending of the value of the </text:span></text:p>
          <text:p text:style-name="P1"><text:span text:style-name="T2">8th byte</text:span></text:p>
          <text:p text:style-name="P1"><text:span text:style-name="T2"/></text:p>
          <text:p text:style-name="P1"><text:span text:style-name="T2"/></text:p>
          <text:p text:style-name="P1"><text:span text:style-name="T2"/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2" xml:id="id9" draw:id="id9" draw:layer="layout" svg:width="3.8cm" svg:height="2.5cm" svg:x="7.1cm" svg:y="19cm">
          <text:p text:style-name="P1"><text:span text:style-name="T1">SET EXECUTION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5" draw:layer="layout" svg:width="3.6cm" svg:height="1.6cm" svg:x="7.2cm" svg:y="19.8cm">
          <text:p text:style-name="P4"><text:span text:style-name="T2">System will store a </text:span></text:p>
          <text:p text:style-name="P4"><text:span text:style-name="T2">maximum of 20 orders</text:span></text:p>
          <text:p text:style-name="P4"><text:span text:style-name="T2">in the RAM memory.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6" draw:id="id6" draw:layer="layout" svg:width="3.8cm" svg:height="2.5cm" svg:x="7.1cm" svg:y="11.3cm">
          <text:p text:style-name="P1"><text:span text:style-name="T1">DATA STORAGE</text:span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5" xml:id="id7" draw:id="id7" draw:layer="layout" svg:width="3.6cm" svg:height="1.5cm" svg:x="7.2cm" svg:y="12.1cm">
          <text:p text:style-name="P4"><text:span text:style-name="T2">System will store a </text:span></text:p>
          <text:p text:style-name="P4"><text:span text:style-name="T2">maximum of 20 orders</text:span></text:p>
          <text:p text:style-name="P4"><text:span text:style-name="T2">in the RAM memory.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9cm" svg:y1="4.1cm" svg:x2="9cm" svg:y2="4.9cm" draw:start-shape="id1" draw:start-glue-point="2" draw:end-shape="id2" draw:end-glue-point="0" svg:d="m9000 4100v800">
          <text:p/>
        </draw:connector>
        <draw:connector draw:style-name="gr3" draw:text-style-name="P1" draw:layer="layout" draw:type="line" svg:x1="9cm" svg:y1="7.3cm" svg:x2="9cm" svg:y2="8.1cm" draw:start-shape="id3" draw:start-glue-point="2" draw:end-shape="id4" draw:end-glue-point="0" svg:d="m9000 7300v800">
          <text:p/>
        </draw:connector>
        <draw:connector draw:style-name="gr3" draw:text-style-name="P1" draw:layer="layout" draw:type="line" svg:x1="9cm" svg:y1="10.5cm" svg:x2="9cm" svg:y2="11.3cm" draw:start-shape="id5" draw:start-glue-point="2" draw:end-shape="id6" draw:end-glue-point="0" svg:d="m9000 10500v800">
          <text:p/>
        </draw:connector>
        <draw:connector draw:style-name="gr3" draw:text-style-name="P1" draw:layer="layout" draw:type="line" svg:x1="9cm" svg:y1="13.6cm" svg:x2="9cm" svg:y2="14.479cm" draw:start-shape="id7" draw:start-glue-point="2" draw:end-shape="id8" draw:end-glue-point="4" svg:d="m9000 13600v879">
          <text:p/>
        </draw:connector>
        <draw:connector draw:style-name="gr3" draw:text-style-name="P1" draw:layer="layout" draw:type="line" svg:x1="9cm" svg:y1="18.3cm" svg:x2="9cm" svg:y2="19cm" draw:start-shape="id8" draw:start-glue-point="6" draw:end-shape="id9" draw:end-glue-point="0" svg:d="m9000 18300v700">
          <text:p/>
        </draw:connector>
        <draw:connector draw:style-name="gr3" draw:text-style-name="P1" draw:layer="layout" draw:type="line" svg:x1="9cm" svg:y1="21.5cm" svg:x2="9cm" svg:y2="22.179cm" draw:start-shape="id9" draw:start-glue-point="2" draw:end-shape="id10" draw:end-glue-point="4" svg:d="m9000 21500v679">
          <text:p/>
        </draw:connector>
        <draw:connector draw:style-name="gr4" draw:text-style-name="P1" draw:layer="layout" draw:type="lines" draw:line-skew="0cm -0.479cm" svg:x1="12.1cm" svg:y1="16.389cm" svg:x2="12.578cm" svg:y2="6.073cm" draw:start-shape="id8" draw:start-glue-point="7" draw:end-shape="id11" draw:end-glue-point="2" svg:d="m12100 16389h502l-2-10316h-22">
          <text:p/>
        </draw:connector>
        <draw:connector draw:style-name="gr3" draw:text-style-name="P1" xml:id="id11" draw:id="id11" draw:layer="layout" draw:type="lines" svg:x1="12.578cm" svg:y1="6.073cm" svg:x2="11.066cm" svg:y2="6.066cm" svg:d="m12578 6073v0l-1512-7v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omyślni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4-18T14:48:05.43</meta:creation-date>
    <dc:date>2013-04-20T00:29:27.58</dc:date>
    <meta:editing-duration>PT2H38M37S</meta:editing-duration>
    <meta:editing-cycles>3</meta:editing-cycles>
    <meta:generator>OpenOffice.org/3.4.1$Win32 OpenOffice.org_project/341m1$Build-9593</meta:generator>
    <meta:document-statistic meta:object-count="20"/>
  </office:meta>
</office:document-meta>
</file>